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676B1BBDEDB53CD9.jpg" manifest:media-type="image/jpeg"/>
  <manifest:file-entry manifest:full-path="Pictures/1000000000000200000002005B5CF464134971CC.jpg" manifest:media-type="image/jpeg"/>
  <manifest:file-entry manifest:full-path="Pictures/100000000000020000000200B7DA4DD4BAECD386.jpg" manifest:media-type="image/jpeg"/>
  <manifest:file-entry manifest:full-path="Pictures/1000000000000200000001E5D476B6150A8C3071.jpg" manifest:media-type="image/jpeg"/>
  <manifest:file-entry manifest:full-path="Pictures/10000000000002000000020008D6A01043175452.jpg" manifest:media-type="image/jpeg"/>
  <manifest:file-entry manifest:full-path="Pictures/1000000000000200000002009F9CDFF76A1A9DB9.jpg" manifest:media-type="image/jpeg"/>
  <manifest:file-entry manifest:full-path="Pictures/100000000000020000000200777080E43C70489F.jpg" manifest:media-type="image/jpeg"/>
  <manifest:file-entry manifest:full-path="Pictures/1000000000000200000002005FF29958F3C17DB9.jpg" manifest:media-type="image/jpeg"/>
  <manifest:file-entry manifest:full-path="Pictures/100000000000020000000200177241E0D3EB4C8C.jpg" manifest:media-type="image/jpeg"/>
  <manifest:file-entry manifest:full-path="Pictures/100000000000020000000200A73B5BE2265E150C.jpg" manifest:media-type="image/jpeg"/>
  <manifest:file-entry manifest:full-path="Pictures/100000000000020000000200F7A7B31A25AC4E04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IPAexゴシック" svg:font-family="IPAexゴシック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bitmap" draw:fill-image-name="Stone" draw:textarea-horizontal-align="justify" draw:textarea-vertical-align="middle" draw:auto-grow-height="false" fo:min-height="0.25cm" fo:min-width="1cm"/>
    </style:style>
    <style:style style:name="gr2" style:family="graphic" style:parent-style-name="standard">
      <style:graphic-properties draw:fill="bitmap" draw:fill-image-name="Painted_20_White" draw:textarea-horizontal-align="justify" draw:textarea-vertical-align="middle" draw:auto-grow-height="false" fo:min-height="0.25cm" fo:min-width="2.25cm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0cm" fo:min-width="4.5cm"/>
    </style:style>
    <style:style style:name="gr4" style:family="graphic" style:parent-style-name="standard">
      <style:graphic-properties draw:stroke="none" draw:textarea-horizontal-align="justify" draw:textarea-vertical-align="middle" draw:auto-grow-height="false" fo:min-height="0.75cm" fo:min-width="0cm"/>
    </style:style>
    <style:style style:name="gr5" style:family="graphic" style:parent-style-name="standard">
      <style:graphic-properties svg:stroke-color="#212121" draw:fill-color="#212121" draw:textarea-horizontal-align="justify" draw:textarea-vertical-align="middle" draw:auto-grow-height="false" fo:min-height="0.25cm" fo:min-width="0cm"/>
    </style:style>
    <style:style style:name="gr6" style:family="graphic" style:parent-style-name="standard">
      <style:graphic-properties draw:stroke="none" draw:fill-color="#212121" draw:textarea-horizontal-align="justify" draw:textarea-vertical-align="middle" draw:auto-grow-height="false" fo:min-height="0cm" fo:min-width="0.88cm"/>
    </style:style>
    <style:style style:name="gr7" style:family="graphic" style:parent-style-name="objectwithoutfill">
      <style:graphic-properties draw:stroke="dash" draw:stroke-dash="Dot" svg:stroke-width="0.018cm" draw:marker-start-width="0.227cm" draw:marker-end-width="0.227cm" svg:stroke-linecap="butt" draw:fill="none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draw:fill-color="#5e35b1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462cm"/>
      <style:paragraph-properties style:writing-mode="lr-tb"/>
    </style:style>
    <style:style style:name="gr11" style:family="graphic" style:parent-style-name="standard">
      <style:graphic-properties draw:stroke="solid" draw:stroke-dash="Dash" svg:stroke-width="0.018cm" svg:stroke-color="#bdbdbd" draw:marker-start-width="0.227cm" draw:marker-end-width="0.227cm" svg:stroke-linecap="butt" draw:fill-color="#424242" draw:textarea-horizontal-align="justify" draw:textarea-vertical-align="middle" draw:auto-grow-height="false" fo:min-height="0.031cm" fo:min-width="0cm" fo:padding-top="0.134cm" fo:padding-bottom="0.134cm" fo:padding-left="0.259cm" fo:padding-right="0.259cm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0.462cm"/>
      <style:paragraph-properties style:writing-mode="lr-tb"/>
    </style:style>
    <style:style style:name="P1" style:family="paragraph">
      <loext:graphic-properties draw:fill="bitmap" draw:fill-image-name="Stone"/>
      <style:paragraph-properties fo:text-align="center"/>
    </style:style>
    <style:style style:name="P2" style:family="paragraph">
      <loext:graphic-properties draw:fill="bitmap" draw:fill-image-name="Painted_20_Whit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212121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5e35b1"/>
      <style:paragraph-properties fo:text-align="center"/>
    </style:style>
    <style:style style:name="P7" style:family="paragraph"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style:paragraph-properties fo:text-align="end"/>
      <style:text-properties fo:color="#4a148c" loext:opacity="100%" fo:font-size="9pt" fo:font-weight="bold" style:font-size-asian="9pt" style:font-weight-asian="bold" style:font-size-complex="9pt" style:font-weight-complex="bold"/>
    </style:style>
    <style:style style:name="P10" style:family="paragraph">
      <loext:graphic-properties draw:fill="none" draw:fill-color="#ffffff"/>
      <style:text-properties fo:color="#4a148c" loext:opacity="100%" fo:font-size="9pt" fo:font-weight="bold" style:font-size-asian="9pt" style:font-weight-asian="bold" style:font-size-complex="9pt" style:font-weight-complex="bold"/>
    </style:style>
    <style:style style:name="P11" style:family="paragraph">
      <loext:graphic-properties draw:fill-color="#424242"/>
      <style:paragraph-properties fo:text-align="center"/>
    </style:style>
    <style:style style:name="P12" style:family="paragraph">
      <style:paragraph-properties fo:text-align="center"/>
      <style:text-properties fo:color="#424242" loext:opacity="100%" style:font-name="IPAexゴシック" fo:font-size="9pt" fo:font-style="italic" fo:font-weight="bold" style:font-name-asian="IPAexゴシック" style:font-size-asian="9pt" style:font-style-asian="italic" style:font-weight-asian="bold" style:font-size-complex="9pt" style:font-style-complex="italic" style:font-weight-complex="bold"/>
    </style:style>
    <style:style style:name="P13" style:family="paragraph">
      <loext:graphic-properties draw:fill="none" draw:fill-color="#ffffff"/>
      <style:paragraph-properties fo:text-align="end"/>
      <style:text-properties fo:color="#424242" loext:opacity="100%" style:font-name="IPAexゴシック" fo:font-size="9pt" fo:font-style="italic" fo:font-weight="bold" style:font-name-asian="IPAexゴシック" style:font-size-asian="9pt" style:font-style-asian="italic" style:font-weight-asian="bold" style:font-size-complex="9pt" style:font-style-complex="italic" style:font-weight-complex="bold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color="#4a148c" loext:opacity="100%" fo:font-size="9pt" fo:font-weight="bold" style:font-size-asian="9pt" style:font-weight-asian="bold" style:font-size-complex="9pt" style:font-weight-complex="bold"/>
    </style:style>
    <style:style style:name="T3" style:family="text">
      <style:text-properties fo:color="#424242" loext:opacity="100%" style:font-name="IPAexゴシック" fo:font-size="9pt" fo:font-style="normal" fo:font-weight="bold" style:font-name-asian="IPAexゴシック" style:font-size-asian="9pt" style:font-style-asian="normal" style:font-weight-asian="bold" style:font-size-complex="9pt" style:font-style-complex="normal" style:font-weight-complex="bold"/>
    </style:style>
    <style:style style:name="T4" style:family="text">
      <style:text-properties fo:color="#424242" loext:opacity="100%" style:font-name="IPAexゴシック" fo:font-size="9pt" fo:font-style="italic" fo:font-weight="bold" style:font-name-asian="IPAexゴシック" style:font-size-asian="9pt" style:font-style-asian="italic" style:font-weight-asian="bold" style:font-size-complex="9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.5cm" svg:height="0.5cm" svg:x="0.6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5cm" svg:height="0.5cm" svg:x="0.75cm" svg:y="1.9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5cm" svg:height="0.5cm" svg:x="0.75cm" svg:y="0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cm" svg:height="0.25cm" svg:x="0.5cm" svg:y="0.2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cm" svg:height="0.25cm" svg:x="0.5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25cm" svg:height="1cm" svg:x="0.5cm" svg:y="0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5cm" svg:x="3.4cm" svg:y="0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38cm" svg:height="0.126cm" svg:x="3.466cm" svg:y="0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cm" svg:height="0.25cm" svg:x="0.5cm" svg:y="1.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cm" svg:height="0.25cm" svg:x="0.5cm" svg:y="2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25cm" svg:height="1cm" svg:x="0.5cm" svg:y="1.6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5cm" svg:x="3.3cm" svg:y="1.94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38cm" svg:height="0.126cm" svg:x="3.366cm" svg:y="2.1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cm" svg:height="0.25cm" svg:x="0.5cm" svg:y="3.2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cm" svg:height="0.25cm" svg:x="0.5cm" svg:y="4.0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0.25cm" svg:height="1cm" svg:x="0.5cm" svg:y="3.2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0.25cm" svg:height="0.5cm" svg:x="2.1cm" svg:y="3.5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1.38cm" svg:height="0.126cm" svg:x="2.166cm" svg:y="3.6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5" draw:layer="layout" svg:x1="3.3cm" svg:y1="0.5cm" svg:x2="3.3cm" svg:y2="2.441cm">
          <text:p/>
        </draw:line>
        <draw:line draw:style-name="gr7" draw:text-style-name="P5" draw:layer="layout" svg:x1="3.4cm" svg:y1="0.5cm" svg:x2="3.4cm" svg:y2="2.441cm">
          <text:p/>
        </draw:line>
        <draw:custom-shape draw:style-name="gr8" draw:text-style-name="P6" draw:layer="layout" svg:width="0.25cm" svg:height="0.25cm" svg:x="3.036cm" svg:y="1.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6" draw:layer="layout" svg:width="0.25cm" svg:height="0.25cm" draw:transform="rotate (-3.14159265358979) translate (3.661cm 1.6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8" draw:layer="layout" svg:width="4.8cm" svg:height="0.662cm" svg:x="1.04cm" svg:y="2.65cm">
          <draw:text-box>
            <text:p text:style-name="P7"><text:span text:style-name="T1">（</text:span><text:span text:style-name="T1">微</text:span><text:span text:style-name="T1">小</text:span><text:span text:style-name="T1">変</text:span><text:span text:style-name="T1">化</text:span><text:span text:style-name="T1">を</text:span><text:span text:style-name="T1">無</text:span><text:span text:style-name="T1">限</text:span><text:span text:style-name="T1">回</text:span><text:span text:style-name="T1">繰</text:span><text:span text:style-name="T1">り</text:span><text:span text:style-name="T1">返</text:span><text:span text:style-name="T1">す</text:span><text:span text:style-name="T1">）</text:span></text:p>
          </draw:text-box>
        </draw:frame>
        <draw:frame draw:style-name="gr10" draw:text-style-name="P10" draw:layer="layout" svg:width="2cm" svg:height="0.712cm" svg:x="1.175cm" svg:y="1.118cm">
          <draw:text-box>
            <text:p text:style-name="P9"><text:span text:style-name="T2">微</text:span><text:span text:style-name="T2">小</text:span><text:span text:style-name="T2">変</text:span><text:span text:style-name="T2">化</text:span></text:p>
          </draw:text-box>
        </draw:frame>
        <draw:custom-shape draw:style-name="gr11" draw:text-style-name="P11" draw:layer="layout" svg:width="0.22cm" svg:height="0.6cm" draw:transform="rotate (-1.5707963267949) translate (1.35cm 3.021cm)">
          <text:p/>
          <draw:enhanced-geometry svg:viewBox="0 0 21600 21600" draw:text-areas="0 ?f0 ?f5 ?f2" draw:mirror-horizontal="false" draw:mirror-vertical="false" draw:type="right-arrow" draw:modifiers="11239.8190045249 5426.9550748752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1" draw:layer="layout" svg:width="0.22cm" svg:height="0.6cm" draw:transform="rotate (-1.5707963267949) translate (1.35cm 2.922cm)">
          <text:p/>
          <draw:enhanced-geometry svg:viewBox="0 0 21600 21600" draw:text-areas="0 ?f0 ?f5 ?f2" draw:mirror-horizontal="false" draw:mirror-vertical="false" draw:type="right-arrow" draw:modifiers="11239.8190045249 5426.9550748752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1" draw:layer="layout" svg:width="0.22cm" svg:height="0.6cm" draw:transform="rotate (-1.5707963267949) translate (1.35cm 2.823cm)">
          <text:p/>
          <draw:enhanced-geometry svg:viewBox="0 0 21600 21600" draw:text-areas="0 ?f0 ?f5 ?f2" draw:mirror-horizontal="false" draw:mirror-vertical="false" draw:type="right-arrow" draw:modifiers="11239.8190045249 5426.9550748752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1" draw:layer="layout" svg:width="0.22cm" svg:height="0.6cm" draw:transform="rotate (-1.5707963267949) translate (1.35cm 2.724cm)">
          <text:p/>
          <draw:enhanced-geometry svg:viewBox="0 0 21600 21600" draw:text-areas="0 ?f0 ?f5 ?f2" draw:mirror-horizontal="false" draw:mirror-vertical="false" draw:type="right-arrow" draw:modifiers="11239.8190045249 5426.9550748752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3" draw:layer="layout" svg:width="2.5cm" svg:height="0.712cm" svg:x="0.75cm" svg:y="1.858cm">
          <draw:text-box>
            <text:p text:style-name="P12"><text:span text:style-name="T3">(</text:span><text:span text:style-name="T4">変化なし</text:span><text:span text:style-name="T3">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 style:font-family-generic="roman" style:font-pitch="variable"/>
    <style:font-face style:name="Arial1" svg:font-family="Arial" style:font-pitch="variable"/>
    <style:font-face style:name="IPAexゴシック" svg:font-family="IPAexゴシック" style:font-family-generic="swiss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fill-image draw:name="Colorful_20_Pebbles" draw:display-name="Colorful Pebbles" xlink:href="Pictures/100000000000020000000200F7A7B31A25AC4E04.jpg" xlink:type="simple" xlink:show="embed" xlink:actuate="onLoad"/>
    <draw:fill-image draw:name="Fence" xlink:href="Pictures/1000000000000200000002005FF29958F3C17DB9.jpg" xlink:type="simple" xlink:show="embed" xlink:actuate="onLoad"/>
    <draw:fill-image draw:name="Invoice_20_Paper" draw:display-name="Invoice Paper" xlink:href="Pictures/100000000000020000000200777080E43C70489F.jpg" xlink:type="simple" xlink:show="embed" xlink:actuate="onLoad"/>
    <draw:fill-image draw:name="Lawn" xlink:href="Pictures/1000000000000200000001E5D476B6150A8C3071.jpg" xlink:type="simple" xlink:show="embed" xlink:actuate="onLoad"/>
    <draw:fill-image draw:name="Maple_20_Leaves" draw:display-name="Maple Leaves" xlink:href="Pictures/1000000000000200000002009F9CDFF76A1A9DB9.jpg" xlink:type="simple" xlink:show="embed" xlink:actuate="onLoad"/>
    <draw:fill-image draw:name="Painted_20_White" draw:display-name="Painted White" xlink:href="Pictures/100000000000020000000200B7DA4DD4BAECD386.jpg" xlink:type="simple" xlink:show="embed" xlink:actuate="onLoad"/>
    <draw:fill-image draw:name="Paper_20_Crumpled" draw:display-name="Paper Crumpled" xlink:href="Pictures/10000000000002000000020008D6A01043175452.jpg" xlink:type="simple" xlink:show="embed" xlink:actuate="onLoad"/>
    <draw:fill-image draw:name="Paper_20_Texture" draw:display-name="Paper Texture" xlink:href="Pictures/1000000000000200000002005B5CF464134971CC.jpg" xlink:type="simple" xlink:show="embed" xlink:actuate="onLoad"/>
    <draw:fill-image draw:name="Parchment_20_Paper" draw:display-name="Parchment Paper" xlink:href="Pictures/100000000000020000000200A73B5BE2265E150C.jpg" xlink:type="simple" xlink:show="embed" xlink:actuate="onLoad"/>
    <draw:fill-image draw:name="Stone" xlink:href="Pictures/100000000000020000000200177241E0D3EB4C8C.jpg" xlink:type="simple" xlink:show="embed" xlink:actuate="onLoad"/>
    <draw:fill-image draw:name="Stone_20_Wall" draw:display-name="Stone Wall" xlink:href="Pictures/100000000000020000000200676B1BBDEDB53CD9.jpg" xlink:type="simple" xlink:show="embed" xlink:actuate="onLoad"/>
    <draw:marker draw:name="Arrow" svg:viewBox="0 0 20 30" svg:d="M10 0l-10 30h20z"/>
    <draw:stroke-dash draw:name="Dash" draw:style="rect" draw:dots1="1" draw:dots1-length="197%" draw:distance="127%"/>
    <draw:stroke-dash draw:name="Dot" draw:style="rect" draw:dots1="1" draw:dots1-length="100%" draw:distance="100%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cm" fo:page-height="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4-01-19T04:44:23.989000000</meta:creation-date>
    <dc:date>2022-08-27T19:45:06.108684799</dc:date>
    <meta:editing-duration>PT4H2M55S</meta:editing-duration>
    <meta:editing-cycles>138</meta:editing-cycles>
    <meta:generator>LibreOffice/7.3.5.2$Linux_X86_64 LibreOffice_project/30$Build-2</meta:generator>
    <meta:document-statistic meta:object-count="29"/>
  </office:meta>
</office:document-meta>
</file>